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7.0.oxt&#13;&#13;20.02.2020 16:19: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av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32275244048507538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45625339985644286" text:style-name="L2">
        <text:list-item>
          <text:p text:style-name="P48">Version 2.1.2 :</text:p>
        </text:list-item>
      </text:list>
      <text:list xml:id="list4959583122720426078" text:style-name="L3">
        <text:list-item>
          <text:list>
            <text:list-item>
              <text:p text:style-name="P49">Localized help : resolved non-functional hyperlink due to API incompatibility introduced by Apache OpenOffice 4.1 (and LibreOffice 4.0).</text:p>
            </text:list-item>
          </text:list>
        </text:list-item>
      </text:list>
      <text:list xml:id="list36408145" text:continue-list="list7345625339985644286" text:style-name="L2">
        <text:list-item>
          <text:p text:style-name="P48">Version 2.1.1 :</text:p>
        </text:list-item>
      </text:list>
      <text:list xml:id="list658997902645210820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406305" text:continue-list="list36408145" text:style-name="L2">
        <text:list-item>
          <text:p text:style-name="P48">Version 2.1.0 :</text:p>
        </text:list-item>
      </text:list>
      <text:list xml:id="list758473191823741461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426380" text:continue-list="list36406305" text:style-name="L2">
        <text:list-item>
          <text:p text:style-name="P48">Version 2.0.0 :</text:p>
        </text:list-item>
      </text:list>
      <text:list xml:id="list328973001945754097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395303" text:continue-list="list36426380" text:style-name="L2">
        <text:list-item>
          <text:p text:style-name="P48">Version 1.5.3 :</text:p>
        </text:list-item>
      </text:list>
      <text:list xml:id="list248218666127727255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2496631782356475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52609337417176706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57361887566603840"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4582567096753074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67030995234807345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8435529219029341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36045583923771376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2423085881730222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57253217485967696"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659233353729082507" text:style-name="L17">
        <text:list-item>
          <text:p text:style-name="P63">Arg1 : <text:span text:style-name="InstructionMacro">String</text:span> : mandatory, type of control used for the button</text:p>
        </text:list-item>
      </text:list>
      <text:list xml:id="list394141216719315401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0382659611111803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961925950598084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2998320937639702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49668218270242039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7911555554157528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19372576480780736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19741070657059435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59743872006362965"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66021133304808464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5625916488845570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132025598546791979"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84268242857312720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68685404325429433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7524534521197288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58715355847279338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26659328455165201"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av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1978511096800786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3278023293008418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7757766214215460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107257479478255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3956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7546665613399286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11772402096975035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46716329549182059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dc:date>
     <text:p>internal</text:p>
     <text:p>Page2</text:p>
     <text:p/>
    </office:annotation>Paragraph styles</text:p>
      <text:p text:style-name="P28"><office:annotation>
     <dc:creator>BM</dc:creator>
     <dc:date>2008-03-13T00:00:00.31</dc:date>
     <text:p>internal</text:p>
     <text:p>Page7</text:p>
     <text:p/>
    </office:annotation>Hyperlinks</text:p>
      <text:p text:style-name="hlp_5f_paragraph"><text:span text:style-name="T14"><office:annotation>
      <dc:creator>BM</dc:creator>
      <dc:date>2008-03-13T00:00:00.31</dc:date>
      <text:p>internal</text:p>
      <text:p>Page3</text:p>
      <text:p/>
     </office:annotation></text:span><text:span text:style-name="T14">Text formatting</text:span></text:p>
      <text:p text:style-name="P28"><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dc:date>
     <text:p>external</text:p>
     <text:p>text/swriter/main0210.xhp</text:p>
     <text:p/>
    </office:annotation><text:span text:style-name="T14">Preview topic</text:span> </text:p>
      <text:p text:style-name="hlp_5f_paragraph">This hyperlink displays <text:s/><office:annotation>
     <dc:creator>BM</dc:creator>
     <dc:date>2008-03-15T00:00:00.3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411201" text:continue-list="list83278023293008418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397025" text:continue-list="list363956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407815" text:continue-list="list3641120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3" meta:character-count="8199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7", "0.7.0") ' fill with your values
  setExtensionDescription("en, de")
  setDisplayName("en", "SaveYw7 - Write document data back to yWriter 7 project.")
  setDisplayName("de", "SaveYw7 - Dokumentdaten in ein yWriter 7-Projekt zurückschreiben.")
  setTooltip("en, de", "en") ' deprecated ! starting from 3.1,use instead setExtensionDescription
endDescription  


beginAnnexes 
  useLibrary("Basic", "SaveYw7/")
endAnnexes

beginAddonUI

  beginAddonMenu

    beginMenu
      beginTitles
	    setTitle("SaveYw7", "en")
        setTitle("SaveYw7", "de")
      endTitles

      beginMenuItems
   
		beginCommand
            beginTitles("Writer")
		 	    setTitle("Save to yW7", "en")
		        setTitle("In yW7 speichern", "de")
            endTitles
            setURL("Basic", "SaveYw7", "Module1", "ExportToYw7")
			setImage("icons/yWriter")
		endCommand
		
	endMenuItems
  endMenu

endAddonMenu

beginOfficeToolbar

    beginTbTitles("Writer")
      setTitle("Save to yW7")
    endTbTitles

		beginButton()
            beginTitles("Writer")
 	   			setTitle("Save to yW7", "en")
		    	setTitle("yW7 speichern", "de")
            endTitles
            setURL("Basic", "Save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